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26in" svg:height="6.5437in" svg:x="6.6417in" svg:y="0.5047in">
            <draw:object draw:notify-on-update-of-ranges="Sheet1.C2:Sheet1.C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ELMHAT</text:p>
          </table:table-cell>
          <table:table-cell office:value-type="string">
            <text:p>ZSIG</text:p>
          </table:table-cell>
          <table:table-cell office:value-type="string">
            <text:p>RN</text:p>
          </table:table-cell>
          <table:table-cell office:value-type="string">
            <text:p>SPDHAT</text:p>
          </table:table-cell>
          <table:table-cell office:value-type="string">
            <text:p>ZD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A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B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C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D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E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F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G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H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I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" office:value-type="string">
            <text:p>J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K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L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M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N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O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P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Q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R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string">
            <text:p>S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T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U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V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W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string">
            <text:p>Y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50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1T20:03:06</dc:date>
    <meta:generator>LibreOffice/4.0.2.2$Linux_x86 LibreOffice_project/400m0$Build-2</meta:generator>
    <meta:editing-duration>P0D</meta:editing-duration>
    <meta:editing-cycles>1</meta:editing-cycles>
    <meta:document-statistic meta:table-count="1" meta:cell-count="106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75cm" svg:height="16.622cm" xlink:href=".." xlink:type="simple" chart:class="chart:line" chart:style-name="ch1">
        <chart:legend chart:legend-position="end" svg:x="23.122cm" svg:y="8.012cm" style:legend-expansion="high" chart:style-name="ch2"/>
        <chart:plot-area chart:style-name="ch3" table:cell-range-address="Sheet1.C2:Sheet1.C600" svg:x="0.969cm" svg:y="1.463cm" svg:width="21.116cm" svg:height="14.407cm">
          <chartooo:coordinate-region svg:x="1.696cm" svg:y="1.662cm" svg:width="20.282cm" svg:height="12.8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00" chart:class="chart:line">
            <chart:data-point chart:repeated="5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